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7e31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7e31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7e31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7e31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7e31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7e31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7e31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e31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7e31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7e31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7e31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7e31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7e31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7e31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7e31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7e31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7e31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Franliezer David  Regnault Carvaja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6/9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839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liezer David Regnault Ramo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71319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5.60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2" meta:non-whitespace-character-count="1004"/>
    <meta:template xlink:type="simple" xlink:actuate="onRequest" xlink:title="Normal" xlink:href=""/>
  </office:meta>
</office:document-meta>
</file>